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1eb75" officeooo:paragraph-rsid="0001eb75"/>
    </style:style>
    <style:style style:name="P2" style:family="paragraph" style:parent-style-name="Text_20_body">
      <style:text-properties officeooo:rsid="00022317" officeooo:paragraph-rsid="00022317"/>
    </style:style>
    <style:style style:name="P3" style:family="paragraph" style:parent-style-name="Text_20_body" style:list-style-name="L2">
      <style:text-properties officeooo:rsid="00022317" officeooo:paragraph-rsid="00022317"/>
    </style:style>
    <style:style style:name="P4" style:family="paragraph" style:parent-style-name="Text_20_body" style:list-style-name="L3">
      <style:text-properties officeooo:rsid="0003a7e4" officeooo:paragraph-rsid="0003a7e4"/>
    </style:style>
    <style:style style:name="P5" style:family="paragraph" style:parent-style-name="Text_20_body">
      <style:text-properties officeooo:rsid="0004fa59" officeooo:paragraph-rsid="0004fa59"/>
    </style:style>
    <style:style style:name="P6" style:family="paragraph" style:parent-style-name="Text_20_body" style:list-style-name="L4">
      <style:text-properties officeooo:rsid="0004fa59" officeooo:paragraph-rsid="0004fa59"/>
    </style:style>
    <style:style style:name="P7" style:family="paragraph" style:parent-style-name="Text_20_body">
      <style:text-properties officeooo:rsid="0006cc63" officeooo:paragraph-rsid="0006cc63"/>
    </style:style>
    <style:style style:name="P8" style:family="paragraph" style:parent-style-name="Text_20_body" style:list-style-name="L5">
      <style:text-properties officeooo:rsid="0006cc63" officeooo:paragraph-rsid="0006cc63"/>
    </style:style>
    <style:style style:name="P9" style:family="paragraph" style:parent-style-name="Header">
      <style:text-properties officeooo:rsid="0000190a" officeooo:paragraph-rsid="0000190a"/>
    </style:style>
    <style:style style:name="P10" style:family="paragraph" style:parent-style-name="Footer">
      <style:text-properties officeooo:rsid="0000190a" officeooo:paragraph-rsid="0000190a"/>
    </style:style>
    <style:style style:name="T1" style:family="text">
      <style:text-properties officeooo:rsid="0000190a"/>
    </style:style>
    <style:style style:name="T2" style:family="text">
      <style:text-properties officeooo:rsid="000545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W</text:span>ikipizza</text:p>
      <text:p text:style-name="Text_20_body"/>
      <text:p text:style-name="Text_20_body"/>
      <text:h text:style-name="Heading_20_1" text:outline-level="1">Objectifs</text:h>
      <text:list xml:id="list929699514109665387" text:style-name="L1">
        <text:list-item>
          <text:p text:style-name="P1">Récupérer la liste des pizzas à partir d'un fichier CSV</text:p>
        </text:list-item>
        <text:list-item>
          <text:p text:style-name="P1">Mémoriser une liste de pizzas avec les ingrédients et les prix.</text:p>
        </text:list-item>
        <text:list-item>
          <text:p text:style-name="P1">Afficher la liste des pizzas dans une page web</text:p>
        </text:list-item>
        <text:list-item>
          <text:p text:style-name="P1">Afficher le détail d'une pizza (ingrédients et prix)</text:p>
        </text:list-item>
        <text:list-item>
          <text:p text:style-name="P1">Créer une API REST restituant la liste ou le détail d'une pizza</text:p>
        </text:list-item>
        <text:list-item>
          <text:p text:style-name="P1">Créer une carte des pizzas au format PDF</text:p>
        </text:list-item>
      </text:list>
      <text:h text:style-name="Heading_20_1" text:outline-level="1"><text:span text:style-name="T2">Contraintes</text:span> technologiques</text:h>
      <text:list xml:id="list4580608067527290808" text:style-name="L2">
        <text:list-item>
          <text:p text:style-name="P3">PHP, MySQL, Apache</text:p>
        </text:list-item>
        <text:list-item>
          <text:p text:style-name="P3">POO</text:p>
        </text:list-item>
        <text:list-item>
          <text:p text:style-name="P3">Architecture MVC</text:p>
        </text:list-item>
        <text:list-item>
          <text:p text:style-name="P3">Framwork PHP Silex</text:p>
        </text:list-item>
        <text:list-item>
          <text:p text:style-name="P3">Framework CSS Bootstrap</text:p>
        </text:list-item>
        <text:list-item>
          <text:p text:style-name="P3">Versionning Git + Github</text:p>
        </text:list-item>
      </text:list>
      <text:h text:style-name="Heading_20_1" text:outline-level="1">Documents du projet</text:h>
      <text:list xml:id="list2655186838155814828" text:style-name="L3">
        <text:list-item>
          <text:p text:style-name="P4">Modèle de données Merise</text:p>
        </text:list-item>
        <text:list-item>
          <text:p text:style-name="P4">Diagramme de classes</text:p>
        </text:list-item>
        <text:list-item>
          <text:p text:style-name="P4">Wireframing</text:p>
        </text:list-item>
        <text:list-item>
          <text:p text:style-name="P4">Maquette PDF</text:p>
        </text:list-item>
        <text:list-item>
          <text:p text:style-name="P4">Routes (web+API)</text:p>
        </text:list-item>
        <text:list-item>
          <text:p text:style-name="P4">repository Git + Github</text:p>
        </text:list-item>
      </text:list>
      <text:h text:style-name="Heading_20_1" text:outline-level="1">Etapes</text:h>
      <text:h text:style-name="Heading_20_2" text:outline-level="2">Conception</text:h>
      <text:list xml:id="list8020407628092296023" text:style-name="L4">
        <text:list-item>
          <text:p text:style-name="P6">Modélisation des données (Merise)</text:p>
        </text:list-item>
        <text:list-item>
          <text:p text:style-name="P6">Diagramme de classes (UML)</text:p>
        </text:list-item>
        <text:list-item>
          <text:p text:style-name="P6"><text:soft-page-break/>Wireframing + maquette PDF + Routes</text:p>
        </text:list-item>
      </text:list>
      <text:h text:style-name="Heading_20_2" text:outline-level="2">Réalisation</text:h>
      <text:list xml:id="list2875632616639396973" text:style-name="L5">
        <text:list-item>
          <text:p text:style-name="P8">Maquette Bootstrap</text:p>
        </text:list-item>
        <text:list-item>
          <text:p text:style-name="P8">Création base de données</text:p>
        </text:list-item>
        <text:list-item>
          <text:p text:style-name="P8">Reprise des données</text:p>
        </text:list-item>
        <text:list-item>
          <text:p text:style-name="P8">Programmation</text:p>
        </text:list-item>
        <text:list-item>
          <text:p text:style-name="P8">Tests</text:p>
        </text:list-item>
      </text:list>
      <text:p text:style-name="P7"/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entury Gothic" fo:font-family="'Century Gothic'" style:font-style-name="Normal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entury Gothic" fo:font-family="'Century Gothic'" style:font-style-name="Normal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190a" officeooo:paragraph-rsid="0000190a"/>
    </style:style>
    <style:style style:name="MP2" style:family="paragraph" style:parent-style-name="Footer">
      <style:text-properties officeooo:rsid="0000190a" officeooo:paragraph-rsid="0000190a"/>
    </style:style>
    <style:page-layout style:name="Mpm1">
      <style:page-layout-properties fo:page-width="21.001cm" fo:page-height="29.7cm" style:num-format="1" style:print-orientation="portrait" fo:margin-top="0.82cm" fo:margin-bottom="0.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11cm" fo:margin-bottom="0.499cm"/>
      </style:header-style>
      <style:footer-style>
        <style:header-footer-properties svg:height="1.099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title>Wikipizza</text:title><text:tab/><text:date style:data-style-name="N37" text:date-value="2016-06-24T18:19:59.923999747" text:fixed="true">24/06/16</text:date></text:p>
        <text:p text:style-name="MP1"><text:tab/><text:subject>Cahier des charges</text:subject></text:p>
      </style:header>
      <style:footer>
        <text:p text:style-name="MP2">J.F. Ramiara<text:tab/><text:file-name text:display="name-and-extension">cdc.odt</text:file-name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45M27S</meta:editing-duration>
    <meta:editing-cycles>8</meta:editing-cycles>
    <meta:generator>LibreOffice/4.4.7.2$Windows_x86 LibreOffice_project/f3153a8b245191196a4b6b9abd1d0da16eead600</meta:generator>
    <dc:date>2016-06-24T19:23:57.278000000</dc:date>
    <dc:subject>Cahier des charges</dc:subject>
    <dc:title>Wikipizza</dc:title>
    <meta:document-statistic meta:table-count="0" meta:image-count="0" meta:object-count="0" meta:page-count="2" meta:paragraph-count="36" meta:word-count="161" meta:character-count="883" meta:non-whitespace-character-count="782"/>
    <meta:user-defined meta:name="Info 1"/>
    <meta:user-defined meta:name="Info 2"/>
    <meta:user-defined meta:name="Info 3"/>
    <meta:user-defined meta:name="Info 4"/>
  </office:meta>
</office:document-meta>
</file>